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 style:data-style-name="N0"/>
    <style:style style:name="ce4" style:family="table-cell" style:parent-style-name="Default" style:data-style-name="N110"/>
    <style:style style:name="ce5" style:family="table-cell" style:parent-style-name="Default" style:data-style-name="N60"/>
    <style:style style:name="ce6" style:family="table-cell" style:parent-style-name="Default" style:data-style-name="N11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row table:style-name="ro1">
          <table:table-cell table:style-name="ce1" office:value-type="string">
            <text:p>_T</text:p>
          </table:table-cell>
          <table:table-cell table:style-name="ce2" office:value-type="float" office:value="270">
            <text:p>270.000</text:p>
          </table:table-cell>
          <table:table-cell table:number-columns-repeated="7"/>
        </table:table-row>
        <table:table-row table:style-name="ro1">
          <table:table-cell table:style-name="ce1" office:value-type="string">
            <text:p>rho</text:p>
          </table:table-cell>
          <table:table-cell table:style-name="ce2" office:value-type="float" office:value="11">
            <text:p>11.00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2"/>
          <table:table-cell/>
          <table:table-cell office:value-type="string">
            <text:p>_R</text:p>
          </table:table-cell>
          <table:table-cell table:formula="oooc:=8.31451" office:value-type="float" office:value="8.31451">
            <text:p>8.3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au</text:p>
          </table:table-cell>
          <table:table-cell table:style-name="ce2" table:formula="oooc:=[.E4]/[.B1]" office:value-type="float" office:value="0.467377777777778">
            <text:p>0.467</text:p>
          </table:table-cell>
          <table:table-cell/>
          <table:table-cell office:value-type="string">
            <text:p>T_star</text:p>
          </table:table-cell>
          <table:table-cell table:style-name="ce2" office:value-type="float" office:value="126.192">
            <text:p>126.19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ta</text:p>
          </table:table-cell>
          <table:table-cell table:style-name="ce2" table:formula="oooc:=[.B2]/[.E5]" office:value-type="float" office:value="0.983556719927753">
            <text:p>0.984</text:p>
          </table:table-cell>
          <table:table-cell/>
          <table:table-cell office:value-type="string">
            <text:p>rho_star</text:p>
          </table:table-cell>
          <table:table-cell table:style-name="ce4" office:value-type="float" office:value="11.1839">
            <text:p>11.1839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style-name="ce1" office:value-type="string">
            <text:p>RTrho</text:p>
          </table:table-cell>
          <table:table-cell table:style-name="ce2" table:formula="oooc:=[.E3]*[.B1]*[.B2]" office:value-type="float" office:value="24694.0947">
            <text:p>24694.09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2" table:formula="oooc:=1+delta*phir_del" office:value-type="float" office:value="1.09589340254608">
            <text:p>1.09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</text:p>
          </table:table-cell>
          <table:table-cell table:style-name="ce3" table:formula="oooc:=_RTrho*[.B8]" office:value-type="float" office:value="27062.0954635782">
            <text:p>27062.1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style-name="ce1"/>
          <table:table-cell table:style-name="ce2"/>
          <table:table-cell table:number-columns-repeated="6"/>
          <table:table-cell office:value-type="string">
            <text:p>phir_del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2"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style-name="ce1" office:value-type="float" office:value="0.924803575275">
            <text:p>9.248035753E-1</text:p>
          </table:table-cell>
          <table:table-cell table:style-name="ce2" office:value-type="float" office:value="0.25">
            <text:p>0.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13]*(tau^[.B13])*(delta^([.C13]-1))*([.D13]*(delta^[.D13]) - [.C13])" office:value-type="float" office:value="0.764656729354016">
            <text:p>0.764657</text:p>
          </table:table-cell>
          <table:table-cell table:style-name="ce4" table:formula="oooc:=IF([.D13]=0;1;EXP(-(delta^[.D13])))" office:value-type="float" office:value="1">
            <text:p>1.0000</text:p>
          </table:table-cell>
          <table:table-cell table:formula="oooc:=[.G13]*[.H13]" office:value-type="float" office:value="0.764656729354016">
            <text:p>0.764657</text:p>
          </table:table-cell>
        </table:table-row>
        <table:table-row table:style-name="ro1">
          <table:table-cell table:style-name="ce1" office:value-type="float" office:value="-0.492448489428">
            <text:p>-4.924484894E-1</text:p>
          </table:table-cell>
          <table:table-cell table:style-name="ce2" office:value-type="float" office:value="0.875">
            <text:p>0.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14]*(tau^[.B14])*(delta^([.C14]-1))*([.D14]*(delta^[.D14]) - [.C14])" office:value-type="float" office:value="-0.253116444579734">
            <text:p>-0.253116</text:p>
          </table:table-cell>
          <table:table-cell table:style-name="ce4" table:formula="oooc:=IF([.D14]=0;1;EXP(-(delta^[.D14])))" office:value-type="float" office:value="1">
            <text:p>1.0000</text:p>
          </table:table-cell>
          <table:table-cell table:formula="oooc:=[.G14]*[.H14]" office:value-type="float" office:value="-0.253116444579734">
            <text:p>-0.253116</text:p>
          </table:table-cell>
        </table:table-row>
        <table:table-row table:style-name="ro1">
          <table:table-cell table:style-name="ce1" office:value-type="float" office:value="0.661883336938">
            <text:p>6.618833369E-1</text:p>
          </table:table-cell>
          <table:table-cell table:style-name="ce2" office:value-type="float" office:value="0.5">
            <text:p>0.5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15]*(tau^[.B15])*(delta^([.C15]-1))*([.D15]*(delta^[.D15]) - [.C15])" office:value-type="float" office:value="0.890112465343217">
            <text:p>0.890112</text:p>
          </table:table-cell>
          <table:table-cell table:style-name="ce4" table:formula="oooc:=IF([.D15]=0;1;EXP(-(delta^[.D15])))" office:value-type="float" office:value="1">
            <text:p>1.0000</text:p>
          </table:table-cell>
          <table:table-cell table:formula="oooc:=[.G15]*[.H15]" office:value-type="float" office:value="0.890112465343217">
            <text:p>0.890112</text:p>
          </table:table-cell>
        </table:table-row>
        <table:table-row table:style-name="ro1">
          <table:table-cell table:style-name="ce1" office:value-type="float" office:value="-1.92902649201">
            <text:p>-1.929026492E+0</text:p>
          </table:table-cell>
          <table:table-cell table:style-name="ce2"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16]*(tau^[.B16])*(delta^([.C16]-1))*([.D16]*(delta^[.D16]) - [.C16])" office:value-type="float" office:value="-1.9504155444223">
            <text:p>-1.950416</text:p>
          </table:table-cell>
          <table:table-cell table:style-name="ce4" table:formula="oooc:=IF([.D16]=0;1;EXP(-(delta^[.D16])))" office:value-type="float" office:value="1">
            <text:p>1.0000</text:p>
          </table:table-cell>
          <table:table-cell table:formula="oooc:=[.G16]*[.H16]" office:value-type="float" office:value="-1.9504155444223">
            <text:p>-1.950416</text:p>
          </table:table-cell>
        </table:table-row>
        <table:table-row table:style-name="ro1">
          <table:table-cell table:style-name="ce1" office:value-type="float" office:value="-0.0622469309629">
            <text:p>-6.224693096E-2</text:p>
          </table:table-cell>
          <table:table-cell table:style-name="ce2" office:value-type="float" office:value="0.375">
            <text:p>0.3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17]*(tau^[.B17])*(delta^([.C17]-1))*([.D17]*(delta^[.D17]) - [.C17])" office:value-type="float" office:value="-0.13581994197987">
            <text:p>-0.135820</text:p>
          </table:table-cell>
          <table:table-cell table:style-name="ce4" table:formula="oooc:=IF([.D17]=0;1;EXP(-(delta^[.D17])))" office:value-type="float" office:value="1">
            <text:p>1.0000</text:p>
          </table:table-cell>
          <table:table-cell table:formula="oooc:=[.G17]*[.H17]" office:value-type="float" office:value="-0.13581994197987">
            <text:p>-0.135820</text:p>
          </table:table-cell>
        </table:table-row>
        <table:table-row table:style-name="ro1">
          <table:table-cell table:style-name="ce1" office:value-type="float" office:value="0.349943957581">
            <text:p>3.499439576E-1</text:p>
          </table:table-cell>
          <table:table-cell table:style-name="ce2" office:value-type="float" office:value="0.75">
            <text:p>0.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18]*(tau^[.B18])*(delta^([.C18]-1))*([.D18]*(delta^[.D18]) - [.C18])" office:value-type="float" office:value="0.574076300255518">
            <text:p>0.574076</text:p>
          </table:table-cell>
          <table:table-cell table:style-name="ce4" table:formula="oooc:=IF([.D18]=0;1;EXP(-(delta^[.D18])))" office:value-type="float" office:value="1">
            <text:p>1.0000</text:p>
          </table:table-cell>
          <table:table-cell table:formula="oooc:=[.G18]*[.H18]" office:value-type="float" office:value="0.574076300255518">
            <text:p>0.574076</text:p>
          </table:table-cell>
        </table:table-row>
        <table:table-row table:style-name="ro1">
          <table:table-cell table:style-name="ce1" office:value-type="float" office:value="0.564857472498">
            <text:p>5.648574725E-1</text:p>
          </table:table-cell>
          <table:table-cell table:style-name="ce2" office:value-type="float" office:value="0.5">
            <text:p>0.5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19]*(tau^[.B19])*(delta^([.C19]-1))*([.D19]*(delta^[.D19]) - [.C19])" office:value-type="float" office:value="0.00634981923523857">
            <text:p>0.006350</text:p>
          </table:table-cell>
          <table:table-cell table:style-name="ce4" table:formula="oooc:=IF([.D19]=0;1;EXP(-(delta^[.D19])))" office:value-type="float" office:value="0.373978593465948">
            <text:p>0.3740</text:p>
          </table:table-cell>
          <table:table-cell table:formula="oooc:=[.G19]*[.H19]" office:value-type="float" office:value="0.00237469646635754">
            <text:p>0.002375</text:p>
          </table:table-cell>
        </table:table-row>
        <table:table-row table:style-name="ro1">
          <table:table-cell table:style-name="ce1" office:value-type="float" office:value="-1.61720005987">
            <text:p>-1.617200060E+0</text:p>
          </table:table-cell>
          <table:table-cell table:style-name="ce2" office:value-type="float" office:value="0.75">
            <text:p>0.75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20]*(tau^[.B20])*(delta^([.C20]-1))*([.D20]*(delta^[.D20]) - [.C20])" office:value-type="float" office:value="-0.015031532052715">
            <text:p>-0.015032</text:p>
          </table:table-cell>
          <table:table-cell table:style-name="ce4" table:formula="oooc:=IF([.D20]=0;1;EXP(-(delta^[.D20])))" office:value-type="float" office:value="0.373978593465948">
            <text:p>0.3740</text:p>
          </table:table-cell>
          <table:table-cell table:formula="oooc:=[.G20]*[.H20]" office:value-type="float" office:value="-0.00562147121471267">
            <text:p>-0.005621</text:p>
          </table:table-cell>
        </table:table-row>
        <table:table-row table:style-name="ro1">
          <table:table-cell table:style-name="ce1" office:value-type="float" office:value="-0.481395031883">
            <text:p>-4.813950319E-1</text:p>
          </table:table-cell>
          <table:table-cell table:style-name="ce2" office:value-type="float" office:value="2">
            <text:p>2.0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21]*(tau^[.B21])*(delta^([.C21]-1))*([.D21]*(delta^[.D21]) - [.C21])" office:value-type="float" office:value="-0.00172912415061165">
            <text:p>-0.001729</text:p>
          </table:table-cell>
          <table:table-cell table:style-name="ce4" table:formula="oooc:=IF([.D21]=0;1;EXP(-(delta^[.D21])))" office:value-type="float" office:value="0.373978593465948">
            <text:p>0.3740</text:p>
          </table:table-cell>
          <table:table-cell table:formula="oooc:=[.G21]*[.H21]" office:value-type="float" office:value="-0.000646655417773745">
            <text:p>-0.000647</text:p>
          </table:table-cell>
        </table:table-row>
        <table:table-row table:style-name="ro1">
          <table:table-cell table:style-name="ce1" office:value-type="float" office:value="0.421150636384">
            <text:p>4.211506364E-1</text:p>
          </table:table-cell>
          <table:table-cell table:style-name="ce2" office:value-type="float" office:value="1.25">
            <text:p>1.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2]*(tau^[.B22])*(delta^([.C22]-1))*([.D22]*(delta^[.D22]) - [.C22])" office:value-type="float" office:value="0.317473416511564">
            <text:p>0.317473</text:p>
          </table:table-cell>
          <table:table-cell table:style-name="ce4" table:formula="oooc:=IF([.D22]=0;1;EXP(-(delta^[.D22])))" office:value-type="float" office:value="0.373978593465948">
            <text:p>0.3740</text:p>
          </table:table-cell>
          <table:table-cell table:formula="oooc:=[.G22]*[.H22]" office:value-type="float" office:value="0.118728261769824">
            <text:p>0.118728</text:p>
          </table:table-cell>
        </table:table-row>
        <table:table-row table:style-name="ro1">
          <table:table-cell table:style-name="ce1" office:value-type="float" office:value="-0.0161962230825">
            <text:p>-1.619622308E-2</text:p>
          </table:table-cell>
          <table:table-cell table:style-name="ce2" office:value-type="float" office:value="3.5">
            <text:p>3.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3]*(tau^[.B23])*(delta^([.C23]-1))*([.D23]*(delta^[.D23]) - [.C23])" office:value-type="float" office:value="-0.00220514315173114">
            <text:p>-0.002205</text:p>
          </table:table-cell>
          <table:table-cell table:style-name="ce4" table:formula="oooc:=IF([.D23]=0;1;EXP(-(delta^[.D23])))" office:value-type="float" office:value="0.373978593465948">
            <text:p>0.3740</text:p>
          </table:table-cell>
          <table:table-cell table:formula="oooc:=[.G23]*[.H23]" office:value-type="float" office:value="-0.000824676334275478">
            <text:p>-0.000825</text:p>
          </table:table-cell>
        </table:table-row>
        <table:table-row table:style-name="ro1">
          <table:table-cell table:style-name="ce1" office:value-type="float" office:value="0.172100994165">
            <text:p>1.721009942E-1</text:p>
          </table:table-cell>
          <table:table-cell table:style-name="ce2" office:value-type="float" office:value="1">
            <text:p>1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4]*(tau^[.B24])*(delta^([.C24]-1))*([.D24]*(delta^[.D24]) - [.C24])" office:value-type="float" office:value="0.230857948336419">
            <text:p>0.230858</text:p>
          </table:table-cell>
          <table:table-cell table:style-name="ce4" table:formula="oooc:=IF([.D24]=0;1;EXP(-(delta^[.D24])))" office:value-type="float" office:value="0.373978593465948">
            <text:p>0.3740</text:p>
          </table:table-cell>
          <table:table-cell table:formula="oooc:=[.G24]*[.H24]" office:value-type="float" office:value="0.0863359308092884">
            <text:p>0.086336</text:p>
          </table:table-cell>
        </table:table-row>
        <table:table-row table:style-name="ro1">
          <table:table-cell table:style-name="ce1" office:value-type="float" office:value="0.00735448924933">
            <text:p>7.354489249E-3</text:p>
          </table:table-cell>
          <table:table-cell table:style-name="ce2" office:value-type="float" office:value="0.5">
            <text:p>0.5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5]*(tau^[.B25])*(delta^([.C25]-1))*([.D25]*(delta^[.D25]) - [.C25])" office:value-type="float" office:value="0.0232155781177175">
            <text:p>0.023216</text:p>
          </table:table-cell>
          <table:table-cell table:style-name="ce4" table:formula="oooc:=IF([.D25]=0;1;EXP(-(delta^[.D25])))" office:value-type="float" office:value="0.373978593465948">
            <text:p>0.3740</text:p>
          </table:table-cell>
          <table:table-cell table:formula="oooc:=[.G25]*[.H25]" office:value-type="float" office:value="0.00868212925096283">
            <text:p>0.008682</text:p>
          </table:table-cell>
        </table:table-row>
        <table:table-row table:style-name="ro1">
          <table:table-cell table:style-name="ce1" office:value-type="float" office:value="0.0168077305479">
            <text:p>1.680773055E-2</text:p>
          </table:table-cell>
          <table:table-cell table:style-name="ce2" office:value-type="float" office:value="3">
            <text:p>3.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6]*(tau^[.B26])*(delta^([.C26]-1))*([.D26]*(delta^[.D26]) - [.C26])" office:value-type="float" office:value="0.00792330202517412">
            <text:p>0.007923</text:p>
          </table:table-cell>
          <table:table-cell table:style-name="ce4" table:formula="oooc:=IF([.D26]=0;1;EXP(-(delta^[.D26])))" office:value-type="float" office:value="0.373978593465948">
            <text:p>0.3740</text:p>
          </table:table-cell>
          <table:table-cell table:formula="oooc:=[.G26]*[.H26]" office:value-type="float" office:value="0.00296314534698051">
            <text:p>0.002963</text:p>
          </table:table-cell>
        </table:table-row>
        <table:table-row table:style-name="ro1">
          <table:table-cell table:style-name="ce1" office:value-type="float" office:value="-0.00107626664179">
            <text:p>-1.076266642E-3</text:p>
          </table:table-cell>
          <table:table-cell table:style-name="ce2" office:value-type="float" office:value="0">
            <text:p>0.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7]*(tau^[.B27])*(delta^([.C27]-1))*([.D27]*(delta^[.D27]) - [.C27])" office:value-type="float" office:value="-0.00586213973247224">
            <text:p>-0.005862</text:p>
          </table:table-cell>
          <table:table-cell table:style-name="ce4" table:formula="oooc:=IF([.D27]=0;1;EXP(-(delta^[.D27])))" office:value-type="float" office:value="0.373978593465948">
            <text:p>0.3740</text:p>
          </table:table-cell>
          <table:table-cell table:formula="oooc:=[.G27]*[.H27]" office:value-type="float" office:value="-0.00219231477185082">
            <text:p>-0.002192</text:p>
          </table:table-cell>
        </table:table-row>
        <table:table-row table:style-name="ro1">
          <table:table-cell table:style-name="ce1" office:value-type="float" office:value="-0.0137318088513">
            <text:p>-1.373180885E-2</text:p>
          </table:table-cell>
          <table:table-cell table:style-name="ce2" office:value-type="float" office:value="2.75">
            <text:p>2.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8]*(tau^[.B28])*(delta^([.C28]-1))*([.D28]*(delta^[.D28]) - [.C28])" office:value-type="float" office:value="-0.00923530406797555">
            <text:p>-0.009235</text:p>
          </table:table-cell>
          <table:table-cell table:style-name="ce4" table:formula="oooc:=IF([.D28]=0;1;EXP(-(delta^[.D28])))" office:value-type="float" office:value="0.373978593465948">
            <text:p>0.3740</text:p>
          </table:table-cell>
          <table:table-cell table:formula="oooc:=[.G28]*[.H28]" office:value-type="float" office:value="-0.00345380602557184">
            <text:p>-0.003454</text:p>
          </table:table-cell>
        </table:table-row>
        <table:table-row table:style-name="ro1">
          <table:table-cell table:style-name="ce1" office:value-type="float" office:value="0.000635466899859">
            <text:p>6.354668999E-4</text:p>
          </table:table-cell>
          <table:table-cell table:style-name="ce2" office:value-type="float" office:value="0.75">
            <text:p>0.7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9]*(tau^[.B29])*(delta^([.C29]-1))*([.D29]*(delta^[.D29]) - [.C29])" office:value-type="float" office:value="0.0022441757589934">
            <text:p>0.002244</text:p>
          </table:table-cell>
          <table:table-cell table:style-name="ce4" table:formula="oooc:=IF([.D29]=0;1;EXP(-(delta^[.D29])))" office:value-type="float" office:value="0.373978593465948">
            <text:p>0.3740</text:p>
          </table:table-cell>
          <table:table-cell table:formula="oooc:=[.G29]*[.H29]" office:value-type="float" office:value="0.000839273693838727">
            <text:p>0.000839</text:p>
          </table:table-cell>
        </table:table-row>
        <table:table-row table:style-name="ro1">
          <table:table-cell table:style-name="ce1" office:value-type="float" office:value="0.00304432279419">
            <text:p>3.044322794E-3</text:p>
          </table:table-cell>
          <table:table-cell table:style-name="ce2" office:value-type="float" office:value="2.5">
            <text:p>2.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0]*(tau^[.B30])*(delta^([.C30]-1))*([.D30]*(delta^[.D30]) - [.C30])" office:value-type="float" office:value="0.00284036227743755">
            <text:p>0.002840</text:p>
          </table:table-cell>
          <table:table-cell table:style-name="ce4" table:formula="oooc:=IF([.D30]=0;1;EXP(-(delta^[.D30])))" office:value-type="float" office:value="0.373978593465948">
            <text:p>0.3740</text:p>
          </table:table-cell>
          <table:table-cell table:formula="oooc:=[.G30]*[.H30]" office:value-type="float" office:value="0.00106223468944983">
            <text:p>0.001062</text:p>
          </table:table-cell>
        </table:table-row>
        <table:table-row table:style-name="ro1">
          <table:table-cell table:style-name="ce1" office:value-type="float" office:value="-0.0435762336045">
            <text:p>-4.357623360E-2</text:p>
          </table:table-cell>
          <table:table-cell table:style-name="ce2" office:value-type="float" office:value="4">
            <text:p>4.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31]*(tau^[.B31])*(delta^([.C31]-1))*([.D31]*(delta^[.D31]) - [.C31])" office:value-type="float" office:value="0.00194368372599883">
            <text:p>0.001944</text:p>
          </table:table-cell>
          <table:table-cell table:style-name="ce4" table:formula="oooc:=IF([.D31]=0;1;EXP(-(delta^[.D31])))" office:value-type="float" office:value="0.380076085495825">
            <text:p>0.3801</text:p>
          </table:table-cell>
          <table:table-cell table:formula="oooc:=[.G31]*[.H31]" office:value-type="float" office:value="0.000738747702019574">
            <text:p>0.000739</text:p>
          </table:table-cell>
        </table:table-row>
        <table:table-row table:style-name="ro1">
          <table:table-cell table:style-name="ce1" office:value-type="float" office:value="-0.0723174889316">
            <text:p>-7.231748893E-2</text:p>
          </table:table-cell>
          <table:table-cell table:style-name="ce2" office:value-type="float" office:value="6">
            <text:p>6.00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6" table:formula="oooc:=-[.A32]*(tau^[.B32])*(delta^([.C32]-1))*([.D32]*(delta^[.D32]) - [.C32])" office:value-type="float" office:value="-0.0000483631051620496">
            <text:p>-0.000048</text:p>
          </table:table-cell>
          <table:table-cell table:style-name="ce4" table:formula="oooc:=IF([.D32]=0;1;EXP(-(delta^[.D32])))" office:value-type="float" office:value="0.380076085495825">
            <text:p>0.3801</text:p>
          </table:table-cell>
          <table:table-cell table:formula="oooc:=[.G32]*[.H32]" office:value-type="float" office:value="-0.0000183816596924147">
            <text:p>-0.000018</text:p>
          </table:table-cell>
        </table:table-row>
        <table:table-row table:style-name="ro1">
          <table:table-cell table:style-name="ce1" office:value-type="float" office:value="0.0389644315272">
            <text:p>3.896443153E-2</text:p>
          </table:table-cell>
          <table:table-cell table:style-name="ce2" office:value-type="float" office:value="6">
            <text:p>6.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33]*(tau^[.B33])*(delta^([.C33]-1))*([.D33]*(delta^[.D33]) - [.C33])" office:value-type="float" office:value="0.000418523521009067">
            <text:p>0.000419</text:p>
          </table:table-cell>
          <table:table-cell table:style-name="ce4" table:formula="oooc:=IF([.D33]=0;1;EXP(-(delta^[.D33])))" office:value-type="float" office:value="0.380076085495825">
            <text:p>0.3801</text:p>
          </table:table-cell>
          <table:table-cell table:formula="oooc:=[.G33]*[.H33]" office:value-type="float" office:value="0.000159070781553056">
            <text:p>0.000159</text:p>
          </table:table-cell>
        </table:table-row>
        <table:table-row table:style-name="ro1">
          <table:table-cell table:style-name="ce1" office:value-type="float" office:value="-0.021220136391">
            <text:p>-2.122013639E-2</text:p>
          </table:table-cell>
          <table:table-cell table:style-name="ce2" office:value-type="float" office:value="3">
            <text:p>3.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34]*(tau^[.B34])*(delta^([.C34]-1))*([.D34]*(delta^[.D34]) - [.C34])" office:value-type="float" office:value="-0.00425715536056722">
            <text:p>-0.004257</text:p>
          </table:table-cell>
          <table:table-cell table:style-name="ce4" table:formula="oooc:=IF([.D34]=0;1;EXP(-(delta^[.D34])))" office:value-type="float" office:value="0.380076085495825">
            <text:p>0.3801</text:p>
          </table:table-cell>
          <table:table-cell table:formula="oooc:=[.G34]*[.H34]" office:value-type="float" office:value="-0.00161804294479195">
            <text:p>-0.001618</text:p>
          </table:table-cell>
        </table:table-row>
        <table:table-row table:style-name="ro1">
          <table:table-cell table:style-name="ce1" office:value-type="float" office:value="0.00408822981509">
            <text:p>4.088229815E-3</text:p>
          </table:table-cell>
          <table:table-cell table:style-name="ce2" office:value-type="float" office:value="3">
            <text:p>3.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35]*(tau^[.B35])*(delta^([.C35]-1))*([.D35]*(delta^[.D35]) - [.C35])" office:value-type="float" office:value="0.00119729321221542">
            <text:p>0.001197</text:p>
          </table:table-cell>
          <table:table-cell table:style-name="ce4" table:formula="oooc:=IF([.D35]=0;1;EXP(-(delta^[.D35])))" office:value-type="float" office:value="0.380076085495825">
            <text:p>0.3801</text:p>
          </table:table-cell>
          <table:table-cell table:formula="oooc:=[.G35]*[.H35]" office:value-type="float" office:value="0.000455062517289557">
            <text:p>0.000455</text:p>
          </table:table-cell>
        </table:table-row>
        <table:table-row table:style-name="ro1">
          <table:table-cell table:style-name="ce1" office:value-type="float" office:value="-0.0000551990017984">
            <text:p>-5.519900180E-5</text:p>
          </table:table-cell>
          <table:table-cell table:style-name="ce2" office:value-type="float" office:value="6">
            <text:p>6.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36]*(tau^[.B36])*(delta^([.C36]-1))*([.D36]*(delta^[.D36]) - [.C36])" office:value-type="float" office:value="-0.00000310729791028515">
            <text:p>-0.000003</text:p>
          </table:table-cell>
          <table:table-cell table:style-name="ce4" table:formula="oooc:=IF([.D36]=0;1;EXP(-(delta^[.D36])))" office:value-type="float" office:value="0.380076085495825">
            <text:p>0.3801</text:p>
          </table:table-cell>
          <table:table-cell table:formula="oooc:=[.G36]*[.H36]" office:value-type="float" office:value="-0.00000118100962621054">
            <text:p>-0.000001</text:p>
          </table:table-cell>
        </table:table-row>
        <table:table-row table:style-name="ro1">
          <table:table-cell table:style-name="ce1" office:value-type="float" office:value="-0.0462016716479">
            <text:p>-4.620167165E-2</text:p>
          </table:table-cell>
          <table:table-cell table:style-name="ce2" office:value-type="float" office:value="16">
            <text:p>16.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37]*(tau^[.B37])*(delta^([.C37]-1))*([.D37]*(delta^[.D37]) - [.C37])" office:value-type="float" office:value="-0.000000261075598544886">
            <text:p>0.000000</text:p>
          </table:table-cell>
          <table:table-cell table:style-name="ce4" table:formula="oooc:=IF([.D37]=0;1;EXP(-(delta^[.D37])))" office:value-type="float" office:value="0.386170283356103">
            <text:p>0.3862</text:p>
          </table:table-cell>
          <table:table-cell table:formula="oooc:=[.G37]*[.H37]" office:value-type="float" office:value="-0.000000100819637867443">
            <text:p>0.000000</text:p>
          </table:table-cell>
        </table:table-row>
        <table:table-row table:style-name="ro1">
          <table:table-cell table:style-name="ce1" office:value-type="float" office:value="-0.00300311716011">
            <text:p>-3.003117160E-3</text:p>
          </table:table-cell>
          <table:table-cell table:style-name="ce2" office:value-type="float" office:value="11">
            <text:p>11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38]*(tau^[.B38])*(delta^([.C38]-1))*([.D38]*(delta^[.D38]) - [.C38])" office:value-type="float" office:value="-0.00000140171957967001">
            <text:p>-0.000001</text:p>
          </table:table-cell>
          <table:table-cell table:style-name="ce4" table:formula="oooc:=IF([.D38]=0;1;EXP(-(delta^[.D38])))" office:value-type="float" office:value="0.386170283356103">
            <text:p>0.3862</text:p>
          </table:table-cell>
          <table:table-cell table:formula="oooc:=[.G38]*[.H38]" office:value-type="float" office:value="-0.000000541302447266963">
            <text:p>-0.000001</text:p>
          </table:table-cell>
        </table:table-row>
        <table:table-row table:style-name="ro1">
          <table:table-cell table:style-name="ce1" office:value-type="float" office:value="0.0368825891208">
            <text:p>3.688258912E-2</text:p>
          </table:table-cell>
          <table:table-cell table:style-name="ce2" office:value-type="float" office:value="15">
            <text:p>15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39]*(tau^[.B39])*(delta^([.C39]-1))*([.D39]*(delta^[.D39]) - [.C39])" office:value-type="float" office:value="0.000000821452587505543">
            <text:p>0.000001</text:p>
          </table:table-cell>
          <table:table-cell table:style-name="ce4" table:formula="oooc:=IF([.D39]=0;1;EXP(-(delta^[.D39])))" office:value-type="float" office:value="0.386170283356103">
            <text:p>0.3862</text:p>
          </table:table-cell>
          <table:table-cell table:formula="oooc:=[.G39]*[.H39]" office:value-type="float" office:value="0.00000031722057848062">
            <text:p>0.000000</text:p>
          </table:table-cell>
        </table:table-row>
        <table:table-row table:style-name="ro1">
          <table:table-cell table:style-name="ce1" office:value-type="float" office:value="-0.0025585684622">
            <text:p>-2.558568462E-3</text:p>
          </table:table-cell>
          <table:table-cell table:style-name="ce2" office:value-type="float" office:value="12">
            <text:p>12.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40]*(tau^[.B40])*(delta^([.C40]-1))*([.D40]*(delta^[.D40]) - [.C40])" office:value-type="float" office:value="-0.00000127362937195448">
            <text:p>-0.000001</text:p>
          </table:table-cell>
          <table:table-cell table:style-name="ce4" table:formula="oooc:=IF([.D40]=0;1;EXP(-(delta^[.D40])))" office:value-type="float" office:value="0.386170283356103">
            <text:p>0.3862</text:p>
          </table:table-cell>
          <table:table-cell table:formula="oooc:=[.G40]*[.H40]" office:value-type="float" office:value="-0.000000491837815458317">
            <text:p>0.000000</text:p>
          </table:table-cell>
        </table:table-row>
        <table:table-row table:style-name="ro1">
          <table:table-cell table:style-name="ce1" office:value-type="float" office:value="0.00896915264558">
            <text:p>8.969152646E-3</text:p>
          </table:table-cell>
          <table:table-cell table:style-name="ce2" office:value-type="float" office:value="12">
            <text:p>12.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41]*(tau^[.B41])*(delta^([.C41]-1))*([.D41]*(delta^[.D41]) - [.C41])" office:value-type="float" office:value="-0.00000070072267640381">
            <text:p>-0.000001</text:p>
          </table:table-cell>
          <table:table-cell table:style-name="ce4" table:formula="oooc:=IF([.D41]=0;1;EXP(-(delta^[.D41])))" office:value-type="float" office:value="0.392259582638203">
            <text:p>0.3923</text:p>
          </table:table-cell>
          <table:table-cell table:formula="oooc:=[.G41]*[.H41]" office:value-type="float" office:value="-0.000000274865184591283">
            <text:p>0.000000</text:p>
          </table:table-cell>
        </table:table-row>
        <table:table-row table:style-name="ro1">
          <table:table-cell table:style-name="ce1" office:value-type="float" office:value="-0.0044151337035">
            <text:p>-4.415133704E-3</text:p>
          </table:table-cell>
          <table:table-cell table:style-name="ce2" office:value-type="float" office:value="7">
            <text:p>7.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42]*(tau^[.B42])*(delta^([.C42]-1))*([.D42]*(delta^[.D42]) - [.C42])" office:value-type="float" office:value="-0.0000252953447718655">
            <text:p>-0.000025</text:p>
          </table:table-cell>
          <table:table-cell table:style-name="ce4" table:formula="oooc:=IF([.D42]=0;1;EXP(-(delta^[.D42])))" office:value-type="float" office:value="0.392259582638203">
            <text:p>0.3923</text:p>
          </table:table-cell>
          <table:table-cell table:formula="oooc:=[.G42]*[.H42]" office:value-type="float" office:value="-0.00000992234138290139">
            <text:p>-0.000010</text:p>
          </table:table-cell>
        </table:table-row>
        <table:table-row table:style-name="ro1">
          <table:table-cell table:style-name="ce1" office:value-type="float" office:value="0.00133722924858">
            <text:p>1.337229249E-3</text:p>
          </table:table-cell>
          <table:table-cell table:style-name="ce2" office:value-type="float" office:value="4">
            <text:p>4.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43]*(tau^[.B43])*(delta^([.C43]-1))*([.D43]*(delta^[.D43]) - [.C43])" office:value-type="float" office:value="0.00013253909840261">
            <text:p>0.000133</text:p>
          </table:table-cell>
          <table:table-cell table:style-name="ce4" table:formula="oooc:=IF([.D43]=0;1;EXP(-(delta^[.D43])))" office:value-type="float" office:value="0.392259582638203">
            <text:p>0.3923</text:p>
          </table:table-cell>
          <table:table-cell table:formula="oooc:=[.G43]*[.H43]" office:value-type="float" office:value="0.0000519897314226516">
            <text:p>0.000052</text:p>
          </table:table-cell>
        </table:table-row>
        <table:table-row table:style-name="ro1">
          <table:table-cell table:style-name="ce1" office:value-type="float" office:value="0.000264832491957">
            <text:p>2.648324920E-4</text:p>
          </table:table-cell>
          <table:table-cell table:style-name="ce2" office:value-type="float" office:value="16">
            <text:p>16.0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44]*(tau^[.B44])*(delta^([.C44]-1))*([.D44]*(delta^[.D44]) - [.C44])" office:value-type="float" office:value="0.00000000632072003240606">
            <text:p>0.000000</text:p>
          </table:table-cell>
          <table:table-cell table:style-name="ce4" table:formula="oooc:=IF([.D44]=0;1;EXP(-(delta^[.D44])))" office:value-type="float" office:value="0.392259582638203">
            <text:p>0.3923</text:p>
          </table:table-cell>
          <table:table-cell table:formula="oooc:=[.G44]*[.H44]" office:value-type="float" office:value="0.00000000247936300188453">
            <text:p>0.000000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table:number-columns-repeated="3"/>
        </table:table-row>
        <table:table-row table:style-name="ro1">
          <table:table-cell table:style-name="ce1" office:value-type="float" office:value="19.6688194015">
            <text:p>1.966881940E+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32.3928922819883">
            <text:p>32.39</text:p>
          </table:table-cell>
          <table:table-cell table:formula="oooc:=-phi*delta^2 +2*phi*delta-bet*tau^2+2*bet*gam*tau-phi-bet*gam^2" office:value-type="float" office:value="-155.916209011907">
            <text:p>-155.92</text:p>
          </table:table-cell>
          <table:table-cell table:formula="oooc:=[.G47]*EXP([.H47])" office:value-type="float" office:value="6.26470339100881E-067">
            <text:p>0.000000</text:p>
          </table:table-cell>
        </table:table-row>
        <table:table-row table:style-name="ro1">
          <table:table-cell table:style-name="ce1" office:value-type="float" office:value="-20.911560073">
            <text:p>-2.091156007E+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-16.0962951666415">
            <text:p>-16.1</text:p>
          </table:table-cell>
          <table:table-cell table:formula="oooc:=-phi*delta^2 +2*phi*delta-bet*tau^2+2*bet*gam*tau-phi-bet*gam^2" office:value-type="float" office:value="-155.916209011907">
            <text:p>-155.92</text:p>
          </table:table-cell>
          <table:table-cell table:formula="oooc:=[.G48]*EXP([.H48])" office:value-type="float" office:value="-3.11298275051555E-067">
            <text:p>0.000000</text:p>
          </table:table-cell>
        </table:table-row>
        <table:table-row table:style-name="ro1">
          <table:table-cell table:style-name="ce1" office:value-type="float" office:value="0.0167788306989">
            <text:p>1.677883070E-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.13">
            <text:p>1.13</text:p>
          </table:table-cell>
          <table:table-cell table:formula="oooc:=-a*tau^t*delta^(d-1)*(2*phi*delta^2 - 2*phi*delta - d)" office:value-type="float" office:value="0.0123572749752419">
            <text:p>0.01</text:p>
          </table:table-cell>
          <table:table-cell table:formula="oooc:=-phi*delta^2 +2*phi*delta-bet*tau^2+2*bet*gam*tau-phi-bet*gam^2" office:value-type="float" office:value="-131.724518536708">
            <text:p>-131.72</text:p>
          </table:table-cell>
          <table:table-cell table:formula="oooc:=[.G49]*EXP([.H49])" office:value-type="float" office:value="7.66816022631884E-060">
            <text:p>0.000000</text:p>
          </table:table-cell>
        </table:table-row>
        <table:table-row table:style-name="ro1">
          <table:table-cell table:style-name="ce1" office:value-type="float" office:value="2627.67566274">
            <text:p>2.627675663E+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1.25">
            <text:p>1.25</text:p>
          </table:table-cell>
          <table:table-cell table:formula="oooc:=-a*tau^t*delta^(d-1)*(2*phi*delta^2 - 2*phi*delta - d)" office:value-type="float" office:value="741.092103350335">
            <text:p>741.09</text:p>
          </table:table-cell>
          <table:table-cell table:formula="oooc:=-phi*delta^2 +2*phi*delta-bet*tau^2+2*bet*gam*tau-phi-bet*gam^2" office:value-type="float" office:value="-168.443583783402">
            <text:p>-168.44</text:p>
          </table:table-cell>
          <table:table-cell table:formula="oooc:=[.G50]*EXP([.H50])" office:value-type="float" office:value="5.19700621946313E-071">
            <text:p>0.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phir_del</text:p>
          </table:table-cell>
        </table:table-row>
        <table:table-row table:style-name="ro1">
          <table:table-cell table:number-columns-repeated="8"/>
          <table:table-cell table:formula="oooc:=SUM([.I13:.I50])" office:value-type="float" office:value="0.097496565885011">
            <text:p>0.097497</text:p>
          </table:table-cell>
        </table:table-row>
        <table:table-row table:style-name="ro1" table:number-rows-repeated="6548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tau" table:base-cell-address="$Sheet1.$A$1" table:cell-range-address="$Sheet1.$B$4"/>
        <table:named-range table:name="delta" table:base-cell-address="$Sheet1.$A$2" table:cell-range-address="$Sheet1.$B$5"/>
        <table:named-range table:name="a" table:base-cell-address="$Sheet1.$A$4" table:cell-range-address="$Sheet1.$A$13:.$A$50"/>
        <table:named-range table:name="l" table:base-cell-address="$Sheet1.$D$4" table:cell-range-address="$Sheet1.$D$13:.$D$50"/>
        <table:named-range table:name="phi" table:base-cell-address="$Sheet1.$D$38" table:cell-range-address="$Sheet1.$D$47:.$D$50"/>
        <table:named-range table:name="bet" table:base-cell-address="$Sheet1.$E$38" table:cell-range-address="$Sheet1.$E$47:.$E$50"/>
        <table:named-range table:name="gam" table:base-cell-address="$Sheet1.$F$38" table:cell-range-address="$Sheet1.$F$47:.$F$50"/>
        <table:named-range table:name="_rho" table:base-cell-address="$Sheet1.$B$2" table:cell-range-address="$Sheet1.$B$2"/>
        <table:named-range table:name="_rho1" table:base-cell-address="$Sheet1.$A$2" table:cell-range-address="$Sheet1.$B$2"/>
        <table:named-range table:name="T_star" table:base-cell-address="$Sheet1.$D$4" table:cell-range-address="$Sheet1.$E$4"/>
        <table:named-range table:name="_rho_star" table:base-cell-address="$Sheet1.$D$5" table:cell-range-address="$Sheet1.$E$5"/>
        <table:named-range table:name="_T" table:base-cell-address="$Sheet1.$A$1" table:cell-range-address="$Sheet1.$B$1"/>
        <table:named-range table:name="_rhostar" table:base-cell-address="$Sheet1.$D$5" table:cell-range-address="$Sheet1.$E$5"/>
        <table:named-range table:name="rho_star" table:base-cell-address="$Sheet1.$E$5" table:cell-range-address="$Sheet1.$E$5"/>
        <table:named-range table:name="_R" table:base-cell-address="$Sheet1.$B$2" table:cell-range-address="$Sheet1.$E$3"/>
        <table:named-range table:name="phir_del" table:base-cell-address="$Sheet1.$J$50" table:cell-range-address="$Sheet1.$I$53"/>
        <table:named-range table:name="_RTrho" table:base-cell-address="$Sheet1.$A$7" table:cell-range-address="$Sheet1.$B$7"/>
        <table:named-range table:name="t" table:base-cell-address="$Sheet1.$B$12" table:cell-range-address="$Sheet1.$B$13:.$B$50"/>
        <table:named-range table:name="d" table:base-cell-address="$Sheet1.$C$12" table:cell-range-address="$Sheet1.$C$13:.$C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scientific-number number:decimal-places="9" number:min-integer-digits="1" number:min-exponent-digits="3"/>
    </number:number-style>
    <number:number-style style:name="N107">
      <number:scientific-number number:decimal-places="9" number:min-integer-digits="1" number:min-exponent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9">29/08/2008</text:date>, <text:time>17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8-29T15:46:19</meta:creation-date>
    <dc:creator>John Pye</dc:creator>
    <dc:date>2008-08-29T17:29:13</dc:date>
    <meta:editing-cycles>1</meta:editing-cycles>
    <meta:editing-duration>PT12M27S</meta:editing-duration>
    <meta:user-defined meta:name="Info 1"/>
    <meta:user-defined meta:name="Info 2"/>
    <meta:user-defined meta:name="Info 3"/>
    <meta:user-defined meta:name="Info 4"/>
    <meta:document-statistic meta:table-count="3" meta:cell-count="291"/>
  </office:meta>
</office:document-meta>
</file>